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 style:parent-style-name="Normal" style:family="paragraph">
      <style:text-properties fo:font-size="16pt" style:font-size-asian="16pt" style:font-size-complex="16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tyle="italic" style:font-style-asian="italic" style:font-style-complex="italic"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tyle="italic" style:font-style-asian="italic" style:font-style-complex="italic" fo:font-size="14pt" style:font-size-asian="14pt" style:font-size-complex="14pt"/>
    </style:style>
    <style:style style:name="P13" style:parent-style-name="Normal" style:family="paragraph">
      <style:text-properties fo:font-style="italic" style:font-style-asian="italic" style:font-style-complex="italic"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tyle="italic" style:font-style-asian="italic" style:font-style-complex="italic" fo:font-size="14pt" style:font-size-asian="14pt" style:font-size-complex="14pt"/>
    </style:style>
    <style:style style:name="P17" style:parent-style-name="Normal" style:family="paragraph">
      <style:text-properties fo:font-style="italic" style:font-style-asian="italic" style:font-style-complex="italic"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tyle="italic" style:font-style-asian="italic" style:font-style-complex="italic"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28" style:parent-style-name="Normal" style:family="paragraph">
      <style:text-properties style:font-name-complex="Calibri"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P30" style:parent-style-name="Normal" style:family="paragraph">
      <style:text-properties style:font-name-complex="Calibri" fo:font-size="12pt" style:font-size-asian="12pt" style:font-size-complex="12pt"/>
    </style:style>
    <style:style style:name="P31" style:parent-style-name="Normal" style:family="paragraph">
      <style:text-properties style:font-name-complex="Calibri" fo:font-size="12pt" style:font-size-asian="12pt" style:font-size-complex="12pt"/>
    </style:style>
    <style:style style:name="T32" style:parent-style-name="Policepardéfaut" style:family="text">
      <style:text-properties style:font-name-complex="Calibri" fo:font-size="12pt" style:font-size-asian="12pt" style:font-size-complex="12pt"/>
    </style:style>
    <style:style style:name="T33" style:parent-style-name="Policepardéfaut" style:family="text">
      <style:text-properties style:font-name-complex="Calibri" fo:font-size="12pt" style:font-size-asian="12pt" style:font-size-complex="12pt" fo:language="en" fo:country="US"/>
    </style:style>
    <style:style style:name="T34" style:parent-style-name="Policepardéfaut" style:family="text">
      <style:text-properties style:font-name-complex="Calibri" fo:font-size="12pt" style:font-size-asian="12pt" style:font-size-complex="12pt" fo:language="en" fo:country="US"/>
    </style:style>
    <style:style style:name="T35" style:parent-style-name="Policepardéfaut" style:family="text">
      <style:text-properties style:font-name-complex="Calibri" fo:font-size="12pt" style:font-size-asian="12pt" style:font-size-complex="12pt" fo:language="en" fo:country="US"/>
    </style:style>
    <style:style style:name="T36" style:parent-style-name="Policepardéfaut" style:family="text">
      <style:text-properties style:font-name-complex="Calibri" fo:font-size="12pt" style:font-size-asian="12pt" style:font-size-complex="12pt" fo:language="en" fo:country="US"/>
    </style:style>
    <style:style style:name="T37" style:parent-style-name="Policepardéfaut" style:family="text">
      <style:text-properties style:font-name-complex="Calibri" fo:font-size="12pt" style:font-size-asian="12pt" style:font-size-complex="12pt" fo:language="en" fo:country="US"/>
    </style:style>
    <style:style style:name="T38" style:parent-style-name="Policepardéfaut" style:family="text">
      <style:text-properties style:font-name-complex="Calibri" fo:font-size="12pt" style:font-size-asian="12pt" style:font-size-complex="12pt" fo:language="en" fo:country="US"/>
    </style:style>
    <style:style style:name="T39" style:parent-style-name="Policepardéfaut" style:family="text">
      <style:text-properties style:font-name-complex="Calibri" fo:font-size="12pt" style:font-size-asian="12pt" style:font-size-complex="12pt" fo:language="en" fo:country="US"/>
    </style:style>
    <style:style style:name="T40" style:parent-style-name="Policepardéfaut" style:family="text">
      <style:text-properties style:font-name-complex="Calibri" fo:font-size="12pt" style:font-size-asian="12pt" style:font-size-complex="12pt" fo:language="en" fo:country="US"/>
    </style:style>
    <style:style style:name="T41" style:parent-style-name="Policepardéfaut" style:family="text">
      <style:text-properties style:font-name-complex="Calibri" fo:font-size="12pt" style:font-size-asian="12pt" style:font-size-complex="12pt" fo:language="en" fo:country="US"/>
    </style:style>
    <style:style style:name="P42" style:parent-style-name="Normal" style:family="paragraph">
      <style:text-properties style:font-name-complex="Calibri" fo:font-size="12pt" style:font-size-asian="12pt" style:font-size-complex="12pt" fo:language="en" fo:country="US"/>
    </style:style>
    <style:style style:name="P43" style:parent-style-name="Normal" style:family="paragraph">
      <style:text-properties style:font-name-complex="Calibri" fo:font-size="12pt" style:font-size-asian="12pt" style:font-size-complex="12pt" fo:language="en" fo:country="US"/>
    </style:style>
    <style:style style:name="T44" style:parent-style-name="Policepardéfaut" style:family="text">
      <style:text-properties style:font-name-complex="Calibri" fo:font-size="12pt" style:font-size-asian="12pt" style:font-size-complex="12pt"/>
    </style:style>
    <style:style style:name="P45" style:parent-style-name="Normal" style:family="paragraph">
      <style:text-properties style:font-name-complex="Calibri" fo:font-size="12pt" style:font-size-asian="12pt" style:font-size-complex="12pt"/>
    </style:style>
    <style:style style:name="P46" style:parent-style-name="Normal" style:family="paragraph">
      <style:text-properties style:font-name-complex="Calibri" fo:font-size="12pt" style:font-size-asian="12pt" style:font-size-complex="12pt"/>
    </style:style>
    <style:style style:name="P47" style:parent-style-name="Normal" style:family="paragraph">
      <style:text-properties style:font-name-complex="Calibri" fo:font-size="12pt" style:font-size-asian="12pt" style:font-size-complex="12pt"/>
    </style:style>
    <style:style style:name="T48" style:parent-style-name="Policepardéfaut" style:family="text">
      <style:text-properties style:font-name-complex="Calibri" fo:font-size="12pt" style:font-size-asian="12pt" style:font-size-complex="12pt"/>
    </style:style>
    <style:style style:name="T49" style:parent-style-name="Policepardéfaut" style:family="text">
      <style:text-properties style:font-name-complex="Calibri" fo:font-size="12pt" style:font-size-asian="12pt" style:font-size-complex="12pt" fo:language="en" fo:country="US"/>
    </style:style>
    <style:style style:name="T50" style:parent-style-name="Policepardéfaut" style:family="text">
      <style:text-properties style:font-name-complex="Calibri" fo:font-size="12pt" style:font-size-asian="12pt" style:font-size-complex="12pt" fo:language="en" fo:country="US"/>
    </style:style>
    <style:style style:name="T51" style:parent-style-name="Policepardéfaut" style:family="text">
      <style:text-properties style:font-name-complex="Calibri" fo:font-size="12pt" style:font-size-asian="12pt" style:font-size-complex="12pt"/>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text-properties style:font-name-complex="Calibri" fo:font-size="12pt" style:font-size-asian="12pt" style:font-size-complex="12pt"/>
    </style:style>
    <style:style style:name="P54" style:parent-style-name="Normal" style:family="paragraph">
      <style:text-properties style:font-name-complex="Calibri" fo:font-size="12pt" style:font-size-asian="12pt" style:font-size-complex="12pt"/>
    </style:style>
    <style:style style:name="P55" style:parent-style-name="Normal" style:family="paragraph">
      <style:text-properties style:font-name-complex="Calibri" fo:font-size="12pt" style:font-size-asian="12pt" style:font-size-complex="12pt"/>
    </style:style>
    <style:style style:name="P56" style:parent-style-name="Normal" style:family="paragraph">
      <style:text-properties style:font-name-complex="Calibri" fo:font-size="12pt" style:font-size-asian="12pt" style:font-size-complex="12pt"/>
    </style:style>
    <style:style style:name="P57" style:parent-style-name="Normal" style:family="paragraph">
      <style:text-properties style:font-name-complex="Calibri" fo:font-size="12pt" style:font-size-asian="12pt" style:font-size-complex="12pt"/>
    </style:style>
    <style:style style:name="P58" style:parent-style-name="Normal" style:family="paragraph">
      <style:text-properties style:font-name-complex="Calibri" fo:font-size="12pt" style:font-size-asian="12pt" style:font-size-complex="12pt"/>
    </style:style>
    <style:style style:name="P59" style:parent-style-name="Normal" style:family="paragraph">
      <style:text-properties style:font-name-complex="Calibri" fo:font-size="12pt" style:font-size-asian="12pt" style:font-size-complex="12pt"/>
    </style:style>
    <style:style style:name="T60" style:parent-style-name="Policepardéfaut" style:family="text">
      <style:text-properties style:font-name-complex="Calibri" fo:font-size="12pt" style:font-size-asian="12pt" style:font-size-complex="12pt"/>
    </style:style>
    <style:style style:name="P61" style:parent-style-name="Normal" style:family="paragraph">
      <style:text-properties style:font-name-complex="Calibri" fo:font-size="12pt" style:font-size-asian="12pt" style:font-size-complex="12pt"/>
    </style:style>
    <style:style style:name="P62" style:parent-style-name="Normal" style:family="paragraph">
      <style:text-properties style:font-name-complex="Calibri" fo:font-size="12pt" style:font-size-asian="12pt" style:font-size-complex="12pt"/>
    </style:style>
    <style:style style:name="P63" style:parent-style-name="Normal" style:family="paragraph">
      <style:text-properties style:font-name-complex="Calibri" fo:font-size="12pt" style:font-size-asian="12pt" style:font-size-complex="12pt"/>
    </style:style>
    <style:style style:name="P64" style:parent-style-name="Normal" style:family="paragraph">
      <style:text-properties style:font-name-complex="Calibri" fo:font-size="12pt" style:font-size-asian="12pt" style:font-size-complex="12pt"/>
    </style:style>
    <style:style style:name="P65" style:parent-style-name="Normal" style:family="paragraph">
      <style:text-properties style:font-name-complex="Calibri" fo:font-size="12pt" style:font-size-asian="12pt" style:font-size-complex="12pt"/>
    </style:style>
    <style:style style:name="T66" style:parent-style-name="Policepardéfaut" style:family="text">
      <style:text-properties style:font-name-complex="Calibri" fo:font-size="12pt" style:font-size-asian="12pt" style:font-size-complex="12pt"/>
    </style:style>
    <style:style style:name="P67" style:parent-style-name="Normal" style:family="paragraph">
      <style:text-properties style:font-name-complex="Calibri" fo:font-size="12pt" style:font-size-asian="12pt" style:font-size-complex="12pt"/>
    </style:style>
    <style:style style:name="P68" style:parent-style-name="Normal" style:family="paragraph">
      <style:text-properties style:font-name-complex="Calibri" fo:font-size="12pt" style:font-size-asian="12pt" style:font-size-complex="12pt"/>
    </style:style>
    <style:style style:name="P69" style:parent-style-name="Normal" style:family="paragraph">
      <style:text-properties style:font-name-complex="Calibri" fo:font-size="12pt" style:font-size-asian="12pt" style:font-size-complex="12pt"/>
    </style:style>
    <style:style style:name="P70" style:parent-style-name="Normal" style:family="paragraph">
      <style:text-properties style:font-name-complex="Calibri" fo:font-size="12pt" style:font-size-asian="12pt" style:font-size-complex="12pt"/>
    </style:style>
    <style:style style:name="P71" style:parent-style-name="Normal" style:family="paragraph">
      <style:text-properties style:font-name-complex="Calibri" fo:font-size="12pt" style:font-size-asian="12pt" style:font-size-complex="12pt"/>
    </style:style>
    <style:style style:name="P72" style:parent-style-name="Normal" style:family="paragraph">
      <style:text-properties style:font-name-complex="Calibri" fo:font-size="12pt" style:font-size-asian="12pt" style:font-size-complex="12pt"/>
    </style:style>
    <style:style style:name="P73" style:parent-style-name="Normal" style:family="paragraph">
      <style:text-properties style:font-name-complex="Calibri" fo:font-size="12pt" style:font-size-asian="12pt" style:font-size-complex="12pt"/>
    </style:style>
    <style:style style:name="T74" style:parent-style-name="Policepardéfaut" style:family="text">
      <style:text-properties style:font-name-complex="Calibri" fo:font-size="12pt" style:font-size-asian="12pt" style:font-size-complex="12pt"/>
    </style:style>
    <style:style style:name="P75" style:parent-style-name="Normal" style:family="paragraph">
      <style:text-properties style:font-name-complex="Calibri" fo:font-size="12pt" style:font-size-asian="12pt" style:font-size-complex="12pt"/>
    </style:style>
    <style:style style:name="P76" style:parent-style-name="Normal" style:family="paragraph">
      <style:text-properties style:font-name-complex="Calibri" fo:font-size="12pt" style:font-size-asian="12pt" style:font-size-complex="12pt"/>
    </style:style>
    <style:style style:name="P77" style:parent-style-name="Normal" style:family="paragraph">
      <style:text-properties style:font-name-complex="Calibri" fo:font-size="12pt" style:font-size-asian="12pt" style:font-size-complex="12pt"/>
    </style:style>
    <style:style style:name="T78" style:parent-style-name="Policepardéfaut" style:family="text">
      <style:text-properties style:font-name-complex="Calibri" fo:font-size="12pt" style:font-size-asian="12pt" style:font-size-complex="12pt"/>
    </style:style>
    <style:style style:name="T79" style:parent-style-name="Policepardéfaut" style:family="text">
      <style:text-properties style:font-name-complex="Calibri" fo:font-size="12pt" style:font-size-asian="12pt" style:font-size-complex="12pt"/>
    </style:style>
    <style:style style:name="P80" style:parent-style-name="Normal" style:family="paragraph">
      <style:text-properties style:font-name-complex="Calibri"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style:style>
    <style:style style:name="P83" style:parent-style-name="Normal" style:family="paragraph">
      <style:text-properties style:font-name-complex="Calibri" fo:font-size="12pt" style:font-size-asian="12pt" style:font-size-complex="12pt"/>
    </style:style>
    <style:style style:name="P84" style:parent-style-name="Normal" style:family="paragraph">
      <style:text-properties style:font-name-complex="Calibri" fo:font-size="12pt" style:font-size-asian="12pt" style:font-size-complex="12pt"/>
    </style:style>
    <style:style style:name="P85" style:parent-style-name="Normal" style:family="paragraph">
      <style:text-properties style:font-name-complex="Calibri" fo:font-size="12pt" style:font-size-asian="12pt" style:font-size-complex="12pt"/>
    </style:style>
    <style:style style:name="T86" style:parent-style-name="Policepardéfaut" style:family="text">
      <style:text-properties style:font-name-complex="Calibri" fo:font-size="12pt" style:font-size-asian="12pt" style:font-size-complex="12pt"/>
    </style:style>
    <style:style style:name="P87" style:parent-style-name="Normal" style:family="paragraph">
      <style:text-properties style:font-name-complex="Calibri" fo:font-size="12pt" style:font-size-asian="12pt" style:font-size-complex="12pt"/>
    </style:style>
    <style:style style:name="P88" style:parent-style-name="Normal" style:family="paragraph">
      <style:text-properties style:font-name-complex="Calibri" fo:font-size="12pt" style:font-size-asian="12pt" style:font-size-complex="12pt"/>
    </style:style>
    <style:style style:name="P89" style:parent-style-name="Normal" style:family="paragraph">
      <style:text-properties style:font-name-complex="Calibri" fo:font-size="12pt" style:font-size-asian="12pt" style:font-size-complex="12pt"/>
    </style:style>
    <style:style style:name="T90" style:parent-style-name="Policepardéfaut" style:family="text">
      <style:text-properties style:font-name-complex="Calibri" fo:font-size="12pt" style:font-size-asian="12pt" style:font-size-complex="12pt"/>
    </style:style>
    <style:style style:name="T91" style:parent-style-name="Policepardéfaut" style:family="text">
      <style:text-properties style:font-name-complex="Calibri" fo:font-size="12pt" style:font-size-asian="12pt" style:font-size-complex="12pt"/>
    </style:style>
    <style:style style:name="P92" style:parent-style-name="Normal" style:family="paragraph">
      <style:text-properties style:font-name-complex="Calibri" fo:font-size="12pt" style:font-size-asian="12pt" style:font-size-complex="12pt"/>
    </style:style>
    <style:style style:name="P93" style:parent-style-name="Normal" style:family="paragraph">
      <style:text-properties style:font-name-complex="Calibri" fo:font-size="12pt" style:font-size-asian="12pt" style:font-size-complex="12pt"/>
    </style:style>
    <style:style style:name="P94" style:parent-style-name="Normal" style:family="paragraph">
      <style:text-properties style:font-name-complex="Calibri" fo:font-size="12pt" style:font-size-asian="12pt" style:font-size-complex="12pt"/>
    </style:style>
    <style:style style:name="P95" style:parent-style-name="Normal" style:family="paragraph">
      <style:text-properties style:font-name-complex="Calibri" fo:font-size="12pt" style:font-size-asian="12pt" style:font-size-complex="12pt"/>
    </style:style>
    <style:style style:name="P96" style:parent-style-name="Normal" style:family="paragraph">
      <style:text-properties style:font-name-complex="Calibri" fo:font-size="12pt" style:font-size-asian="12pt" style:font-size-complex="12pt"/>
    </style:style>
    <style:style style:name="P97" style:parent-style-name="Normal" style:family="paragraph">
      <style:text-properties style:font-name-complex="Calibri" fo:font-size="12pt" style:font-size-asian="12pt" style:font-size-complex="12pt"/>
    </style:style>
    <style:style style:name="T98" style:parent-style-name="Policepardéfaut" style:family="text">
      <style:text-properties style:font-name-complex="Calibri"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T101" style:parent-style-name="Policepardéfaut" style:family="text">
      <style:text-properties style:font-name-complex="Calibri" fo:font-size="12pt" style:font-size-asian="12pt" style:font-size-complex="12pt"/>
    </style:style>
    <style:style style:name="T102" style:parent-style-name="Policepardéfaut" style:family="text">
      <style:text-properties style:font-name-complex="Calibri" fo:font-size="12pt" style:font-size-asian="12pt" style:font-size-complex="12pt"/>
    </style:style>
    <style:style style:name="T103" style:parent-style-name="Policepardéfaut" style:family="text">
      <style:text-properties style:font-name-complex="Calibri" fo:font-size="12pt" style:font-size-asian="12pt" style:font-size-complex="12pt"/>
    </style:style>
    <style:style style:name="T104" style:parent-style-name="Policepardéfaut" style:family="text">
      <style:text-properties style:font-name-complex="Calibri" fo:font-size="12pt" style:font-size-asian="12pt" style:font-size-complex="12pt"/>
    </style:style>
    <style:style style:name="P105" style:parent-style-name="Normal" style:family="paragraph">
      <style:text-properties style:font-name-complex="Calibri" fo:font-size="12pt" style:font-size-asian="12pt" style:font-size-complex="12pt"/>
    </style:style>
    <style:style style:name="P106" style:parent-style-name="Normal" style:family="paragraph">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P110" style:parent-style-name="Normal" style:family="paragraph">
      <style:text-properties style:font-name-complex="Calibri" fo:font-size="12pt" style:font-size-asian="12pt" style:font-size-complex="12pt"/>
    </style:style>
    <style:style style:name="T111" style:parent-style-name="Policepardéfaut" style:family="text">
      <style:text-properties style:font-name-complex="Calibri"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T114" style:parent-style-name="Policepardéfaut" style:family="text">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name="P116" style:parent-style-name="Normal" style:family="paragraph">
      <style:text-properties style:font-name-complex="Calibri" fo:font-size="12pt" style:font-size-asian="12pt" style:font-size-complex="12pt"/>
    </style:style>
    <style:style style:name="P117" style:parent-style-name="Normal" style:family="paragraph">
      <style:text-properties style:font-name-complex="Calibri" fo:font-size="12pt" style:font-size-asian="12pt" style:font-size-complex="12pt"/>
    </style:style>
    <style:style style:name="P118" style:parent-style-name="Normal" style:family="paragraph">
      <style:text-properties style:font-name-complex="Calibri" fo:font-size="12pt" style:font-size-asian="12pt" style:font-size-complex="12pt"/>
    </style:style>
    <style:style style:name="P119"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20" style:parent-style-name="Normal" style:family="paragraph">
      <style:text-properties fo:font-style="italic" style:font-style-asian="italic" style:font-style-complex="italic" fo:font-size="14pt" style:font-size-asian="14pt" style:font-size-complex="14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23" style:parent-style-name="Normal" style:family="paragraph">
      <style:text-properties fo:font-style="italic" style:font-style-asian="italic" style:font-style-complex="italic" fo:font-size="14pt" style:font-size-asian="14pt" style:font-size-complex="14pt"/>
    </style:style>
    <style:style style:name="P124" style:parent-style-name="Normal" style:family="paragraph">
      <style:text-properties style:font-name-complex="Calibri" fo:font-size="12pt" style:font-size-asian="12pt" style:font-size-complex="12pt"/>
    </style:style>
    <style:style style:name="P125" style:parent-style-name="Normal" style:family="paragraph">
      <style:text-properties style:font-name-complex="Calibri" fo:font-size="12pt" style:font-size-asian="12pt" style:font-size-complex="12pt"/>
    </style:style>
    <style:style style:name="P126" style:parent-style-name="Normal" style:family="paragraph">
      <style:text-properties style:font-name-complex="Calibri" fo:font-style="italic" style:font-style-asian="italic" style:font-style-complex="italic" fo:font-size="14pt" style:font-size-asian="14pt" style:font-size-complex="14pt"/>
    </style:style>
    <style:style style:name="P127" style:parent-style-name="Normal" style:family="paragraph">
      <style:text-properties style:font-name-complex="Calibri" fo:font-size="12pt" style:font-size-asian="12pt" style:font-size-complex="12pt"/>
    </style:style>
    <style:style style:name="P128" style:parent-style-name="Normal" style:family="paragraph">
      <style:text-properties style:font-name-complex="Calibri" fo:font-size="12pt" style:font-size-asian="12pt" style:font-size-complex="12pt"/>
    </style:style>
    <style:style style:name="P129" style:parent-style-name="Normal" style:family="paragraph">
      <style:text-properties fo:font-style="italic" style:font-style-asian="italic" style:font-style-complex="italic" fo:font-size="14pt" style:font-size-asian="14pt" style:font-size-complex="14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tyle="italic" style:font-style-asian="italic" style:font-style-complex="italic" fo:font-size="14pt" style:font-size-asian="14pt" style:font-size-complex="14pt"/>
    </style:style>
    <style:style style:name="P133" style:parent-style-name="Normal" style:family="paragraph">
      <style:text-properties fo:font-style="italic" style:font-style-asian="italic" style:font-style-complex="italic" fo:font-size="14pt" style:font-size-asian="14pt" style:font-size-complex="14pt"/>
    </style:style>
    <style:style style:name="P134" style:parent-style-name="Normal" style:family="paragraph">
      <style:text-properties fo:font-style="italic" style:font-style-asian="italic" style:font-style-complex="italic" fo:font-size="14pt" style:font-size-asian="14pt" style:font-size-complex="14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tyle="italic" style:font-style-asian="italic" style:font-style-complex="italic" fo:font-size="14pt" style:font-size-asian="14pt" style:font-size-complex="14pt"/>
    </style:style>
    <style:style style:name="P138" style:parent-style-name="Normal" style:family="paragraph">
      <style:text-properties fo:font-size="12pt" style:font-size-asian="12pt" style:font-size-complex="12pt"/>
    </style:style>
    <style:style style:name="P139" style:parent-style-name="Normal" style:family="paragraph">
      <style:text-properties style:font-name-complex="Calibri" fo:font-size="12pt" style:font-size-asian="12pt" style:font-size-complex="12pt"/>
    </style:style>
    <style:style style:name="P140" style:parent-style-name="Normal" style:family="paragraph">
      <style:text-properties style:font-name-complex="Calibri" fo:font-style="italic" style:font-style-asian="italic" style:font-style-complex="italic" fo:font-size="14pt" style:font-size-asian="14pt" style:font-size-complex="14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tyle="italic" style:font-style-asian="italic" style:font-style-complex="italic" fo:font-size="14pt" style:font-size-asian="14pt" style:font-size-complex="14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style:font-name-complex="Calibri" fo:font-style="italic" style:font-style-asian="italic" style:font-style-complex="italic" fo:font-size="12pt" style:font-size-asian="12pt" style:font-size-complex="12pt"/>
    </style:style>
    <style:style style:name="P147" style:parent-style-name="Normal" style:family="paragraph">
      <style:text-properties style:font-name-complex="Calibri" fo:font-size="12pt" style:font-size-asian="12pt" style:font-size-complex="12pt"/>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Présentation : Projet Algorithmique</text:p>
      <text:p text:style-name="P2"/>
      <text:p text:style-name="P3">Breuil Yohann</text:p>
      <text:p text:style-name="P4">Chapon Loris</text:p>
      <text:p text:style-name="P5">Cellier Etienne</text:p>
      <text:p text:style-name="P6"/>
      <text:p text:style-name="P7">Structure des fichiers :</text:p>
      <text:p text:style-name="P8"/>
      <text:p text:style-name="P9">Fichier : <text:s/>« adherents.don »</text:p>
      <text:p text:style-name="P10">Dans ce dernier est référencé : le nombre d’adhérent, l’ID de chaque adhérent, leur civilité, leur<text:s/>nom, leur prénom et leur date d’inscription.</text:p>
      <text:p text:style-name="P11">Le nombre d’adhérent est indiqué au début du fichier et après les adhérents sont triés selon l’ordre croissant de leur identifiant.</text:p>
      <text:p text:style-name="P12"/>
      <text:p text:style-name="P13">Fichier : « jeux.don »</text:p>
      <text:p text:style-name="P14">Dans ce dernier est référencé : le nombre de jeux, l’ID de chaque jeu, le nom de chaque jeu, le type de chaque jeu (carte, construction, logique, plateau, tuile), le nombre d’exemplaire de chaque jeux.</text:p>
      <text:p text:style-name="P15">Le nombre de jeux est indiqué au début et après les jeux sont triés selon l’odre croissant de leur identifiant.</text:p>
      <text:p text:style-name="P16"/>
      <text:p text:style-name="P17">Fichier : « emprunts.don »</text:p>
      <text:p text:style-name="P18">Dans ce dernier est référencé : l’ID de l’emprunt,<text:s/>l’ID de l’adhérent, l’ID du jeu emprunté ainsi que la date de l’emprunt.</text:p>
      <text:p text:style-name="P19">Le fichier est trié par<text:s/>date d’emprunt.</text:p>
      <text:p text:style-name="P20"/>
      <text:p text:style-name="P21"/>
      <text:p text:style-name="P22"/>
      <text:soft-page-break/>
      <text:p text:style-name="P23">Fichier : « reservations.don »</text:p>
      <text:p text:style-name="P24">Dans ce dernier est référencé : <text:s/>l’ID de réservations, l’ID de l’adhérent, l’ID du jeu réservé ainsi que la date de réservation.</text:p>
      <text:p text:style-name="P25">Le fichier est trié par<text:s/>date de réservation.</text:p>
      <text:p text:style-name="P26"/>
      <text:p text:style-name="P27">Structures, tableaux et listes :</text:p>
      <text:p text:style-name="P28"/>
      <text:p text:style-name="P29">typedef struct {<text:tab/><text:tab/><text:tab/><text:tab/>- Une date est composé : d’un entier « jour »</text:p>
      <text:p text:style-name="P30"><text:tab/>int jour;<text:tab/><text:tab/><text:tab/><text:tab/><text:s text:c="2"/><text:tab/><text:tab/><text:tab/><text:s text:c="7"/>d’un entier « mois »</text:p>
      <text:p text:style-name="P31"><text:tab/>int mois;<text:tab/><text:tab/><text:tab/><text:tab/><text:tab/><text:tab/><text:tab/><text:s text:c="7"/>d’un entier « année »</text:p>
      <text:p text:style-name="Normal"><text:span text:style-name="T32"><text:tab/></text:span><text:span text:style-name="T33">int annee;</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s/></text:span></text:p>
      <text:p text:style-name="P42">} Date;</text:p>
      <text:p text:style-name="P43"/>
      <text:p text:style-name="Normal"><text:span text:style-name="T44"><draw:frame draw:z-index="251659264" draw:id="id0" draw:style-name="a0" draw:name="Zone de texte 2" text:anchor-type="paragraph" svg:x="2.87431in" svg:y="0.01528in" svg:width="4.01667in" svg:height="1.53542in" style:rel-width="scale" style:rel-height="scale"><draw:text-box><text:p text:style-name="P45">- Un Jeu est composé : d’un entier « idJeu »</text:p><text:p text:style-name="P46"><text:tab/><text:tab/><text:tab/><text:s text:c="2"/>d’une chaîne de caractère « nom » (30 car.)</text:p><text:p text:style-name="P47"><text:tab/><text:tab/><text:s text:c="15"/>d’une chaîne de caractère « type » (13 car.)</text:p><text:p text:style-name="Normal"><text:tab/><text:tab/><text:tab/><text:s/><text:span text:style-name="T48"><text:s/>d’un entier « nbExemp »</text:span></text:p></draw:text-box><svg:title/><svg:desc/></draw:frame></text:span><text:span text:style-name="T49">typedef struct {</text:span></text:p>
      <text:p text:style-name="Normal"><text:span text:style-name="T50"><text:tab/></text:span><text:span text:style-name="T51">int idJeu ;</text:span></text:p>
      <text:p text:style-name="P52"><text:tab/>char nom[30];</text:p>
      <text:p text:style-name="P53"><text:tab/>char<text:s/>type[13];</text:p>
      <text:p text:style-name="P54"><text:tab/>int nbExemp;</text:p>
      <text:p text:style-name="P55">} Jeu;</text:p>
      <text:p text:style-name="P56"/>
      <text:p text:style-name="P57"/>
      <text:p text:style-name="P58"/>
      <text:p text:style-name="P59"/>
      <text:soft-page-break/>
      <text:p text:style-name="Normal"><text:span text:style-name="T60"><draw:frame draw:z-index="251660288" draw:id="id1" draw:style-name="a1" draw:name="Zone de texte 2" text:anchor-type="paragraph" svg:x="2.79931in" svg:y="0.00764in" svg:width="4.01667in" svg:height="2.59167in" style:rel-width="scale" style:rel-height="scale"><draw:text-box><text:p text:style-name="P61">- Un Adhérent est composé : d’un entier « idAdherent»</text:p><text:p text:style-name="P62"><text:tab/><text:tab/><text:tab/><text:s text:c="2"/><text:tab/>d’une chaîne de caractère « civilite » (4 car.)</text:p><text:p text:style-name="P63"><text:tab/><text:tab/><text:s text:c="15"/><text:tab/>d’une chaîne de caractère « nom » (30 car.)</text:p><text:p text:style-name="P64"><text:tab/><text:tab/><text:tab/><text:tab/>d’une chaîne de caractère « prenom » (30 car.)</text:p><text:p text:style-name="P65"><text:tab/><text:tab/><text:tab/><text:tab/>d’une Date « date Inscription »<text:s/></text:p></draw:text-box><svg:title/><svg:desc/></draw:frame></text:span><text:span text:style-name="T66">typedef struct {</text:span></text:p>
      <text:p text:style-name="P67"><text:tab/>int idAdherent;<text:tab/><text:tab/></text:p>
      <text:p text:style-name="P68"><text:tab/>char civilite[4];</text:p>
      <text:p text:style-name="P69"><text:tab/>char nom[30];</text:p>
      <text:p text:style-name="P70"><text:tab/>char prenom[30];</text:p>
      <text:p text:style-name="P71"><text:tab/>Date dateInscription;</text:p>
      <text:p text:style-name="P72">} Adherent;</text:p>
      <text:p text:style-name="P73"/>
      <text:p text:style-name="Normal"><text:span text:style-name="T74"><draw:frame draw:z-index="251662336" draw:id="id2" draw:style-name="a2" draw:name="Zone de texte 2" text:anchor-type="paragraph" svg:x="2.80833in" svg:y="0.01389in" svg:width="4.01667in" svg:height="1.53542in" style:rel-width="scale" style:rel-height="scale"><draw:text-box><text:p text:style-name="P75">- Un Emprunt est composé : d’un entier « idEmprunt »</text:p><text:p text:style-name="P76"><text:tab/><text:tab/><text:tab/><text:s text:c="12"/>d’un entier<text:s/>« idAdherent »<text:s/></text:p><text:p text:style-name="P77"><text:tab/><text:tab/><text:s text:c="25"/>d’un entier « idJeu »</text:p><text:p text:style-name="Normal"><text:tab/><text:tab/><text:tab/><text:s text:c="12"/><text:span text:style-name="T78"><text:s/>d’une Date « dateEmprunt »</text:span></text:p></draw:text-box><svg:title/><svg:desc/></draw:frame></text:span><text:span text:style-name="T79">typedef struct {</text:span></text:p>
      <text:p text:style-name="P80"><text:tab/>int idEmprunt;</text:p>
      <text:p text:style-name="P81"><text:tab/>int idAdherent;</text:p>
      <text:p text:style-name="P82"><text:tab/>int idJeu;</text:p>
      <text:p text:style-name="P83"><text:tab/>Date dateEmprunt;</text:p>
      <text:p text:style-name="P84">} Emprunt;</text:p>
      <text:p text:style-name="P85"/>
      <text:p text:style-name="Normal"><text:span text:style-name="T86"><draw:frame draw:z-index="251664384" draw:id="id3" draw:style-name="a3" draw:name="Zone de texte 2" text:anchor-type="paragraph" svg:x="2.775in" svg:y="0.00278in" svg:width="4.01667in" svg:height="1.53542in" style:rel-width="scale" style:rel-height="scale"><draw:text-box><text:p text:style-name="P87">- Un Emprunt est composé : d’un entier<text:s/>« idReservation »</text:p><text:p text:style-name="P88"><text:tab/><text:tab/><text:tab/><text:s text:c="12"/>d’un entier « idAdherent »<text:s/></text:p><text:p text:style-name="P89"><text:tab/><text:tab/><text:s text:c="25"/>d’un entier « idJeu »</text:p><text:p text:style-name="Normal"><text:tab/><text:tab/><text:tab/><text:s text:c="12"/><text:span text:style-name="T90"><text:s/>d’une Date « dateReservation »</text:span></text:p></draw:text-box><svg:title/><svg:desc/></draw:frame></text:span><text:span text:style-name="T91">typedef struct {</text:span></text:p>
      <text:p text:style-name="P92"><text:tab/>int idReservation;</text:p>
      <text:p text:style-name="P93"><text:tab/>int idAdherent;</text:p>
      <text:p text:style-name="P94"><text:tab/>int idJeu;</text:p>
      <text:p text:style-name="P95"><text:tab/>Date dateReservation;</text:p>
      <text:p text:style-name="P96">} Reservation;</text:p>
      <text:p text:style-name="P97"/>
      <text:p text:style-name="Normal"><text:span text:style-name="T98"><draw:frame draw:z-index="251666432" draw:id="id4" draw:style-name="a4" draw:name="Zone de texte 2" text:anchor-type="paragraph" svg:x="2.97431in" svg:y="0.14097in" svg:width="3.55in" svg:height="1.53542in" style:rel-width="scale" style:rel-height="scale"><draw:text-box><text:p text:style-name="P99">Les emprunts sont stockés dans une liste chaînée, chaque maillon contient : - un Emprunt</text:p><text:p text:style-name="P100"><text:tab/><text:tab/><text:tab/><text:s text:c="2"/><text:tab/><text:s text:c="11"/>- <text:s/>un pointeur sur le maillon suivant<text:s/></text:p></draw:text-box><svg:title/><svg:desc/></draw:frame></text:span><text:span text:style-name="T101">typedef struct maillonEmp {</text:span><text:span text:style-name="T102"><text:tab/></text:span><text:span text:style-name="T103"><text:tab/></text:span><text:span text:style-name="T104"><text:tab/></text:span></text:p>
      <text:p text:style-name="P105"><text:tab/>Emprunt emp;</text:p>
      <text:p text:style-name="P106"><text:tab/>struct maillonEmp *suiv;</text:p>
      <text:p text:style-name="P107">} MaillonEmp ,*ListeEmp;</text:p>
      <text:p text:style-name="P108"/>
      <text:p text:style-name="P109"/>
      <text:p text:style-name="P110"/>
      <text:soft-page-break/>
      <text:p text:style-name="Normal"><text:span text:style-name="T111"><draw:frame draw:z-index="251668480" draw:id="id5" draw:style-name="a5" draw:name="Zone de texte 2" text:anchor-type="paragraph" svg:x="3.16667in" svg:y="0.01181in" svg:width="3.55in" svg:height="1.53542in" style:rel-width="scale" style:rel-height="scale"><draw:text-box><text:p text:style-name="P112">Les réservations sont stockées dans une liste chaînée, chaque maillon contient : - un Emprunt</text:p><text:p text:style-name="P113"><text:tab/><text:tab/><text:tab/><text:s text:c="2"/><text:tab/><text:s text:c="11"/>- <text:s/>un pointeur sur le maillon suivant<text:s/></text:p></draw:text-box><svg:title/><svg:desc/></draw:frame></text:span><text:span text:style-name="T114">typedef struct maillonRes {</text:span></text:p>
      <text:p text:style-name="P115"><text:tab/>Reservation res;</text:p>
      <text:p text:style-name="P116"><text:tab/>struct maillonRes *suiv;</text:p>
      <text:p text:style-name="P117">} MaillonRes,<text:s/>*ListeRes;</text:p>
      <text:p text:style-name="P118"/>
      <text:p text:style-name="P119">Liste commentée des fonctionnalités proposées :</text:p>
      <text:p text:style-name="P120">Chargement des quatre fichiers en mémoire :</text:p>
      <text:p text:style-name="P121">Le chargement des quatre fichiers en mémoire débute par<text:s/>des tableaux dynamiques de pointeurs tjeux et tadherents. Tandis que pour les réservations et les emprunts sont des listes chaînées. Pour les tableaux, on utilise les fonctions lireAdherent et lireEmprunt qui permettent à l’aide d’une boucle for remplir le tableau avec les éléments du fichier passé en paramètre. Les listes sont remplies grâce à une fonction d’insertion et d’une boucle while.</text:p>
      <text:p text:style-name="P122"/>
      <text:p text:style-name="P123">L’affichage des jeux disponibles :</text:p>
      <text:p text:style-name="P124">L’affichage des jeux disponibles se fait grâce à deux fonctions : afficherJeuxDispos, afficherJeuDispo. « afficherJeuxDispos » permet de faire apparaître les différents colonnes voulu : <text:s/>Nom, Type et nombre d’exemplaires et à l’aide d’une boucle for et d’une vérification du nombre exemplaires, on affiche un à un les jeux disponibles. Le tri est fait au préalable à l’aide de triTabJeux.</text:p>
      <text:p text:style-name="P125"/>
      <text:p text:style-name="P126">L’affichage des emprunts en cours :<text:s/></text:p>
      <text:p text:style-name="P127">L’affichage des emprunts en cours se fait grâce à une boucle while et de deux fonctions de recherche qui retourne la position du jeu emprunté dans le tableau tjeux et la position de l’adhérent qui a emprunté le jeu dans le tableau tadherent.</text:p>
      <text:p text:style-name="P128"/>
      <text:p text:style-name="P129">L’affichage de<text:s/>la liste des réservations pour un jeu donné :</text:p>
      <text:p text:style-name="P130">Pour l’affichage de la liste des réservations pour un jeu donné, on débute par la recherche de l’id du jeu puis on parcourt la liste des réservations à l’aide d’une boucle while de la fonction rechercheDichoAdherent afin d’afficher la liste des réservations pour un jeu donné.</text:p>
      <text:p text:style-name="P131"/>
      <text:p text:style-name="P132"/>
      <text:p text:style-name="P133"/>
      <text:soft-page-break/>
      <text:p text:style-name="P134">Saisie et enregistrement d’un nouvel emprunt ou d’une réservation : (Erreur : AjoutAdherent ne fonctionne pas )</text:p>
      <text:p text:style-name="P135">D’abord, on débute par l’affichage des emprunts. Ensuite,<text:s/>enregistrementEmprunt et enregistrementReservation débute par la création de variables, des vérifications au niveau de l’ouverture de fichier et de l’allocation. Puis on recherche l’adhérent qui veut procéder à un emprunt, on l’ajoute s’il n’existe pas sinon on vérifie le nombre d’emprunts ou de réservations de cet adhérent et on crée l’emprunt ou la réservation suite à ça.</text:p>
      <text:p text:style-name="P136"/>
      <text:p text:style-name="P137">Retour d’un jeu : (Erreur : ne fonctionne pas)</text:p>
      <text:p text:style-name="P138">La fonction demande le jeu qui doit être retourné, le nom de l’adhérent et recherche son id. Puis, on vérifie si une réservation est faite par rapport au jeu retourné si c’est le cas la réservation passe en emprunt et l’ancien emprunt est supprimer sinon l’ancien est juste supprimer.</text:p>
      <text:p text:style-name="P139"/>
      <text:p text:style-name="P140">Annulation d’une réservation : (Erreur : la suppression ne fonctionne pas)</text:p>
      <text:p text:style-name="P141">D’abord, on débute par l’affichage des réservations. Ensuite, annulationReservation demande la saisie du nom du jeu pour rechercher son id puis on demande la saisie du nom et du prénom de la personne qui a réservé afin d’obtenir l’id de l’adhérent et de la réservation puis on supprime la réservation et on affiche à nouveau la liste de réservations.</text:p>
      <text:p text:style-name="P142"/>
      <text:p text:style-name="P143">Sauvegarde de l’ensemble des données :<text:s/></text:p>
      <text:p text:style-name="P144">Chaque fichier a une fonction de sauvegarde qui réécris les éléments de la liste ou du tableau dans le<text:s/>fichier en question.</text:p>
      <text:p text:style-name="P145"/>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tienne Cellier</meta:initial-creator>
    <dc:creator>Yohann BREUIL</dc:creator>
    <meta:creation-date>2021-01-16T17:51:00Z</meta:creation-date>
    <dc:date>2021-01-17T23:23:00Z</dc:date>
    <meta:template xlink:href="Normal" xlink:type="simple"/>
    <meta:editing-cycles>14</meta:editing-cycles>
    <meta:editing-duration>PT14700S</meta:editing-duration>
    <meta:document-statistic meta:page-count="5" meta:paragraph-count="10" meta:word-count="776" meta:character-count="5039" meta:row-count="35" meta:non-whitespace-character-count="4273"/>
  </office:meta>
</office:document-meta>
</file>